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solid" draw:fill-color="#f4d5d6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05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solid" draw:fill-color="#f9feca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fo:language="hu" fo:country="HU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Alapértelmezett">
        <draw:frame draw:style-name="gr1" draw:layer="layout" svg:width="1cm" svg:height="1cm" svg:x="1cm" svg:y="6cm">
          <draw:text-box>
            <text:p><text:s/></text:p>
          </draw:text-box>
        </draw:frame>
        <draw:frame draw:style-name="gr1" draw:layer="layout" svg:width="1cm" svg:height="1cm" svg:x="12cm" svg:y="6cm">
          <draw:text-box>
            <text:p><text:s/></text:p>
          </draw:text-box>
        </draw:frame>
        <draw:frame draw:style-name="gr2" draw:layer="layout" svg:width="3.88cm" svg:height="0.962cm" svg:x="5.008cm" svg:y="2cm">
          <draw:text-box>
            <text:p><text:span text:style-name="T1">Specifikáció</text:span></text:p>
          </draw:text-box>
        </draw:frame>
        <draw:rect draw:style-name="gr3" draw:text-style-name="P1" xml:id="id1" draw:id="id1" draw:layer="layout" svg:width="2cm" svg:height="1cm" svg:x="2.97cm" svg:y="4cm" draw:corner-radius="0.5cm">
          <text:p text:style-name="P1">idlc</text:p>
        </draw:rect>
        <draw:rect draw:style-name="gr3" draw:text-style-name="P1" xml:id="id2" draw:id="id2" draw:layer="layout" svg:width="4cm" svg:height="1cm" svg:x="2cm" svg:y="8cm" draw:corner-radius="0.5cm">
          <text:p text:style-name="P1">regmerge</text:p>
        </draw:rect>
        <draw:rect draw:style-name="gr3" draw:text-style-name="P1" xml:id="id3" draw:id="id3" draw:layer="layout" svg:width="4cm" svg:height="1cm" svg:x="2cm" svg:y="12cm" draw:corner-radius="0.5cm">
          <text:p text:style-name="P1">javamaker</text:p>
        </draw:rect>
        <draw:frame draw:style-name="gr4" draw:layer="layout" svg:width="5cm" svg:height="0.962cm" svg:x="9cm" svg:y="11cm">
          <draw:text-box>
            <text:p><text:span text:style-name="T1">Implementáció</text:span></text:p>
          </draw:text-box>
        </draw:frame>
        <draw:rect draw:style-name="gr3" draw:text-style-name="P1" xml:id="id4" draw:id="id4" draw:layer="layout" svg:width="2cm" svg:height="2cm" svg:x="7cm" svg:y="13.5cm" draw:corner-radius="0.5cm">
          <text:p text:style-name="P1">javac</text:p>
          <text:p text:style-name="P1">jar</text:p>
        </draw:rect>
        <draw:frame draw:style-name="gr1" draw:layer="layout" svg:width="5.5cm" svg:height="1cm" svg:x="13cm" svg:y="14cm">
          <draw:text-box>
            <text:p>Programkönyvtár</text:p>
          </draw:text-box>
        </draw:frame>
        <draw:connector draw:style-name="gr5" draw:text-style-name="P1" draw:layer="layout" draw:type="curve" svg:x1="3.985cm" svg:y1="3cm" svg:x2="3.97cm" svg:y2="4cm" draw:end-shape="id1" draw:end-glue-point="0" svg:d="m3985 3000c0 375-15-125-15 1000">
          <text:p/>
        </draw:connector>
        <draw:connector draw:style-name="gr5" draw:text-style-name="P1" draw:layer="layout" draw:type="curve" svg:x1="3.97cm" svg:y1="5cm" svg:x2="3.97cm" svg:y2="6cm" draw:start-shape="id1" draw:start-glue-point="2" svg:d="m3970 5000v1000">
          <text:p/>
        </draw:connector>
        <draw:connector draw:style-name="gr5" draw:text-style-name="P1" draw:layer="layout" draw:type="curve" svg:x1="3.97cm" svg:y1="7cm" svg:x2="4cm" svg:y2="8cm" draw:end-shape="id2" draw:end-glue-point="0" svg:d="m3970 7000c0 375 30-125 30 1000">
          <text:p/>
        </draw:connector>
        <draw:connector draw:style-name="gr5" draw:text-style-name="P1" draw:layer="layout" draw:type="curve" svg:x1="4cm" svg:y1="9cm" svg:x2="4cm" svg:y2="10cm" draw:start-shape="id2" draw:start-glue-point="2" svg:d="m4000 9000v1000">
          <text:p/>
        </draw:connector>
        <draw:connector draw:style-name="gr5" draw:text-style-name="P1" draw:layer="layout" draw:type="curve" svg:x1="4cm" svg:y1="11cm" svg:x2="4cm" svg:y2="12cm" draw:end-shape="id3" draw:end-glue-point="0" svg:d="m4000 11000v1000">
          <text:p/>
        </draw:connector>
        <draw:connector draw:style-name="gr5" draw:text-style-name="P1" draw:layer="layout" draw:type="curve" svg:x1="4cm" svg:y1="13cm" svg:x2="4cm" svg:y2="14cm" draw:start-shape="id3" draw:start-glue-point="2" svg:d="m4000 13000v1000">
          <text:p/>
        </draw:connector>
        <draw:connector draw:style-name="gr5" draw:text-style-name="P1" draw:layer="layout" draw:type="curve" svg:x1="5cm" svg:y1="14.5cm" svg:x2="7cm" svg:y2="14.5cm" draw:end-shape="id4" svg:d="m5000 14500h2000">
          <text:p/>
        </draw:connector>
        <draw:connector draw:style-name="gr5" draw:text-style-name="P1" draw:layer="layout" draw:type="curve" svg:x1="8cm" svg:y1="12cm" svg:x2="8cm" svg:y2="13.5cm" draw:end-shape="id4" draw:end-glue-point="0" svg:d="m8000 12000v1500">
          <text:p/>
        </draw:connector>
        <draw:connector draw:style-name="gr5" draw:text-style-name="P1" draw:layer="layout" draw:type="curve" svg:x1="9cm" svg:y1="14.5cm" svg:x2="11cm" svg:y2="14.5cm" draw:start-shape="id4" draw:start-glue-point="1" svg:d="m9000 14500h2000">
          <text:p/>
        </draw:connector>
        <draw:line draw:style-name="gr6" draw:text-style-name="P1" draw:layer="layout" svg:x1="7.9cm" svg:y1="15.51cm" svg:x2="8.1cm" svg:y2="15.51cm">
          <text:p/>
        </draw:line>
        <draw:custom-shape draw:style-name="gr7" draw:text-style-name="P1" draw:layer="layout" svg:width="2cm" svg:height="1cm" svg:x="3cm" svg:y="2cm">
          <text:p text:style-name="P1">.idl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1cm" svg:x="3cm" svg:y="6cm">
          <text:p text:style-name="P1">.urd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cm" svg:height="1cm" svg:x="2cm" svg:y="10cm">
          <text:p text:style-name="P1">types.rdb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1cm" svg:x="7cm" svg:y="11cm">
          <text:p text:style-name="P1">.java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1cm" svg:x="3cm" svg:y="14cm">
          <text:p text:style-name="P1">.clas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1cm" svg:x="11cm" svg:y="14cm">
          <text:p text:style-name="P1">.jar</text:p>
          <draw:enhanced-geometry svg:viewBox="0 0 21600 21600" draw:type="rectangle" draw:enhanced-path="M 0 0 L 21600 0 21600 21600 0 21600 0 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_20_2" draw:stroke-linejoin="round" draw:fill="none" draw:fill-gradient-name="Gradient_20_7" draw:fill-hatch-name="Hatching_20_1" draw:fill-image-name="Bitmape_20_1" draw:fill-image-width="0cm" draw:fill-image-height="0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5-04T18:30:12</meta:creation-date>
    <dc:date>2012-01-19T21:43:16</dc:date>
    <meta:editing-duration>PT1H2M9S</meta:editing-duration>
    <meta:editing-cycles>33</meta:editing-cycles>
    <meta:generator>LibreOffice/3.4$Unix LibreOffice_project/340m1$Build-1206</meta:generator>
    <meta:document-statistic meta:object-count="25"/>
  </office:meta>
</office:document-meta>
</file>